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6fb" officeooo:paragraph-rsid="0013e6fb"/>
    </style:style>
    <style:style style:name="P2" style:family="paragraph" style:parent-style-name="Standard">
      <style:text-properties officeooo:rsid="0013e6fb" officeooo:paragraph-rsid="00146bb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officeooo:rsid="00146bbd"/>
    </style:style>
    <style:style style:name="gr1" style:family="graphic">
      <style:graphic-properties draw:textarea-horizontal-align="justify" draw:textarea-vertical-align="middle" draw:auto-grow-height="false" fo:min-height="0.2799in" fo:min-width="1.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209in" fo:min-width="1.1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957in" fo:min-width="1.3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083in" fo:min-width="1.7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374in" fo:min-width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209in" fo:min-width="0.4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016in" fo:min-width="0.5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72in" fo:min-width="0.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654in" fo:min-width="0.3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528in" fo:min-width="0.4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89in" fo:min-width="0.4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811in" fo:min-width="0.3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4091in" fo:min-width="1.6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346in" fo:min-width="0.8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945in" fo:min-width="0.8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4083in" fo:min-width="0.3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3634in" fo:min-width="0.6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3799in" fo:min-width="0.6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6075in" fo:min-width="0.8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3457in" fo:min-width="0.6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3693in" fo:min-width="0.4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352in" fo:min-width="0.5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3283in" fo:min-width="0.4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3807in" fo:min-width="0.3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098in" svg:height="0.2803in" svg:x="-0.1472in" svg:y="0.378in"><text:p>patient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1697in" svg:height="0.3213in" svg:x="4.2799in" svg:y="0.2874in"><text:p>doctor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3303in" svg:height="0.2961in" svg:x="-0.0472in" svg:y="3.0346in"><text:p>pharmacy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7315in" svg:height="0.4087in" svg:x="4.3193in" svg:y="2.8583in"><text:p>Pharmaceutical company</text:p><draw:enhanced-geometry svg:viewBox="0 0 21600 21600" draw:type="rectangle" draw:enhanced-path="M 0 0 L 21600 0 21600 21600 0 21600 0 0 Z N"/></draw:custom-shape><draw:line text:anchor-type="paragraph" draw:z-index="4" draw:name="Shape5" draw:style-name="gr5" draw:text-style-name="P3" svg:x1="0.7937in" svg:y1="0.3776in" svg:x2="1.1303in" svg:y2="0.0374in"><text:p/></draw:line><draw:line text:anchor-type="paragraph" draw:z-index="5" draw:name="Shape6" draw:style-name="gr5" draw:text-style-name="P3" svg:x1="-0.1472in" svg:y1="0.6575in" svg:x2="-0.3839in" svg:y2="1.111in"><text:p/></draw:line><draw:line text:anchor-type="paragraph" draw:z-index="6" draw:name="Shape7" draw:style-name="gr5" draw:text-style-name="P3" svg:x1="0.7862in" svg:y1="0.6575in" svg:x2="1.1709in" svg:y2="1.1268in"><text:p/></draw:line><draw:line text:anchor-type="paragraph" draw:z-index="7" draw:name="Shape8" draw:style-name="gr5" draw:text-style-name="P3" svg:x1="0.9508in" svg:y1="0.5504in" svg:x2="1.5228in" svg:y2="0.2138in"><text:p/></draw:line><draw:custom-shape text:anchor-type="paragraph" draw:z-index="8" draw:name="Shape9" draw:style-name="gr6" svg:width="0.6776in" svg:height="0.3362in" svg:x="0.6055in" svg:y="-0.2583in"><text:p>ss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7" svg:width="0.6657in" svg:height="0.313in" svg:x="1.4429in" svg:y="-0.0346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1" draw:style-name="gr8" svg:width="0.7134in" svg:height="0.4252in" svg:x="-0.7126in" svg:y="0.9346in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2" draw:style-name="gr9" svg:width="0.778in" svg:height="0.385in" svg:x="0.7055in" svg:y="1.0154in"><text:p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6" draw:style-name="gr10" svg:width="0.7858in" svg:height="0.7295in" svg:x="2.3807in" svg:y="0.2138in"><text:p>primar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18" draw:style-name="gr12" svg:width="0.9614in" svg:height="0.7776in" svg:x="4.0717in" svg:y="3.9236in"><text:p>produc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Shape19" draw:style-name="gr13" svg:width="0.7941in" svg:height="0.7622in" svg:x="0.0882in" svg:y="3.9874in"><text:p>sell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6" draw:name="Shape20" draw:style-name="gr5" draw:text-style-name="P3" svg:x1="4.9689in" svg:y1="3.2665in" svg:x2="4.5362in" svg:y2="3.9713in"><text:p/></draw:line><draw:line text:anchor-type="paragraph" draw:z-index="17" draw:name="Shape21" draw:style-name="gr5" draw:text-style-name="P3" svg:x1="3.2138in" svg:y1="3.1307in" svg:x2="4.3193in" svg:y2="3.1063in"><text:p/></draw:line><draw:line text:anchor-type="paragraph" draw:z-index="18" draw:name="Shape22" draw:style-name="gr5" draw:text-style-name="P3" svg:x1="1.2827in" svg:y1="3.1945in" svg:x2="2.2764in" svg:y2="3.1382in"><text:p/></draw:line><draw:line text:anchor-type="paragraph" draw:z-index="19" draw:name="Shape26" draw:style-name="gr5" draw:text-style-name="P3" svg:x1="3.1661in" svg:y1="0.589in" svg:x2="4.2799in" svg:y2="0.5654in"><text:p/></draw:line><draw:line text:anchor-type="paragraph" draw:z-index="20" draw:name="Shape27" draw:style-name="gr5" draw:text-style-name="P3" svg:x1="2.3807in" svg:y1="0.5811in" svg:x2="0.898in" svg:y2="0.6047in"><text:p/></draw:line><draw:custom-shape text:anchor-type="paragraph" draw:z-index="21" draw:name="Shape28" draw:style-name="gr14" svg:width="1.6433in" svg:height="0.4094in" svg:x="1.7472in" svg:y="4.4807in"><text:p>drugs</text:p><draw:enhanced-geometry svg:viewBox="0 0 21600 21600" draw:type="rectangle" draw:enhanced-path="M 0 0 L 21600 0 21600 21600 0 21600 0 0 Z N"/></draw:custom-shape><draw:line text:anchor-type="paragraph" draw:z-index="22" draw:name="Shape29" draw:style-name="gr5" draw:text-style-name="P3" svg:x1="4.2555in" svg:y1="4.4571in" svg:x2="3.3902in" svg:y2="4.7453in"><text:p/></draw:line><draw:line text:anchor-type="paragraph" draw:z-index="23" draw:name="Shape30" draw:style-name="gr5" draw:text-style-name="P3" svg:x1="4.0311in" svg:y1="4.2402in" svg:x2="4.5358in" svg:y2="3.8236in"><text:p/></draw:line><draw:line text:anchor-type="paragraph" draw:z-index="24" draw:name="Shape31" draw:style-name="gr5" draw:text-style-name="P3" svg:x1="4.5756in" svg:y1="3.8154in" svg:x2="5.161in" svg:y2="4.3126in"><text:p/></draw:line><draw:line text:anchor-type="paragraph" draw:z-index="25" draw:name="Shape32" draw:style-name="gr5" draw:text-style-name="P3" svg:x1="4.5925in" svg:y1="4.7772in" svg:x2="5.1614in" svg:y2="4.3126in"><text:p/></draw:line><draw:line text:anchor-type="paragraph" draw:z-index="26" draw:name="Shape33" draw:style-name="gr5" draw:text-style-name="P3" svg:x1="3.9429in" svg:y1="4.311in" svg:x2="4.5921in" svg:y2="4.7772in"><text:p/></draw:line><draw:line text:anchor-type="paragraph" draw:z-index="27" draw:name="Shape34" draw:style-name="gr5" draw:text-style-name="P3" svg:x1="3.9992in" svg:y1="4.311in" svg:x2="4.0713in" svg:y2="4.2402in"><text:p/></draw:line><draw:line text:anchor-type="paragraph" draw:z-index="28" draw:name="Shape35" draw:style-name="gr5" draw:text-style-name="P3" svg:x1="1.6756in" svg:y1="4.9445in" svg:x2="1.6673in" svg:y2="4.3917in"><text:p/></draw:line><draw:line text:anchor-type="paragraph" draw:z-index="29" draw:name="Shape36" draw:style-name="gr5" draw:text-style-name="P3" svg:x1="1.6673in" svg:y1="4.3917in" svg:x2="3.4465in" svg:y2="4.3917in"><text:p/></draw:line><draw:line text:anchor-type="paragraph" draw:z-index="30" draw:name="Shape37" draw:style-name="gr5" draw:text-style-name="P3" svg:x1="3.4465in" svg:y1="4.3917in" svg:x2="3.4539in" svg:y2="4.9764in"><text:p/></draw:line><draw:line text:anchor-type="paragraph" draw:z-index="31" draw:name="Shape38" draw:style-name="gr5" draw:text-style-name="P3" svg:x1="1.6756in" svg:y1="4.9445in" svg:x2="3.4465in" svg:y2="4.9299in"><text:p/></draw:line><draw:line text:anchor-type="paragraph" draw:z-index="32" draw:name="Shape39" draw:style-name="gr5" draw:text-style-name="P3" svg:x1="1.9236in" svg:y1="4.9445in" svg:x2="1.9161in" svg:y2="5.3571in"><text:p/></draw:line><draw:custom-shape text:anchor-type="paragraph" draw:z-index="33" draw:name="Shape40" draw:style-name="gr15" svg:width="1.2185in" svg:height="0.4724in" svg:x="1.3547in" svg:y="5.3492in"><text:p>formul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41" draw:style-name="gr5" draw:text-style-name="P3" svg:x1="3.0937in" svg:y1="4.9299in" svg:x2="3.6303in" svg:y2="5.4134in"><text:p/></draw:line><draw:custom-shape text:anchor-type="paragraph" draw:z-index="35" draw:name="Shape42" draw:style-name="gr16" svg:width="1.1941in" svg:height="0.4169in" svg:x="3.1339in" svg:y="5.4134in"><text:p>trade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43" draw:style-name="gr5" draw:text-style-name="P3" svg:x1="5.4492in" svg:y1="0.2874in" svg:x2="5.7539in" svg:y2="-0.0791in"><text:p/></draw:line><draw:line text:anchor-type="paragraph" draw:z-index="37" draw:name="Shape44" draw:style-name="gr5" draw:text-style-name="P3" svg:x1="5.4492in" svg:y1="0.5693in" svg:x2="5.9945in" svg:y2="0.7457in"><text:p/></draw:line><draw:line text:anchor-type="paragraph" draw:z-index="38" draw:name="Shape45" draw:style-name="gr5" draw:text-style-name="P3" svg:x1="5.0169in" svg:y1="0.2496in" svg:x2="4.8807in" svg:y2="-0.1429in"><text:p/></draw:line><draw:custom-shape text:anchor-type="paragraph" draw:z-index="39" draw:name="Shape46" draw:style-name="gr17" svg:width="0.5287in" svg:height="0.5768in" svg:x="4.4882in" svg:y="-0.5598in"><text:p>ss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47" draw:style-name="gr18" svg:width="0.8815in" svg:height="0.5134in" svg:x="5.4256in" svg:y="-0.5201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8" draw:style-name="gr19" svg:width="0.874in" svg:height="0.537in" svg:x="5.9299in" svg:y="0.5217in"><text:p>speciali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9" draw:style-name="gr20" svg:width="1.2504in" svg:height="0.8579in" svg:x="6.0744in" svg:y="2.1075in"><text:p>Phone-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50" draw:style-name="gr5" draw:text-style-name="P3" svg:x1="6.0508in" svg:y1="2.8583in" svg:x2="6.4346in" svg:y2="2.4591in"><text:p/></draw:line><draw:line text:anchor-type="paragraph" draw:z-index="44" draw:name="Shape51" draw:style-name="gr5" draw:text-style-name="P3" svg:x1="5.85in" svg:y1="3.2665in" svg:x2="6.2346in" svg:y2="3.9028in"><text:p/></draw:line><draw:custom-shape text:anchor-type="paragraph" draw:z-index="45" draw:name="Shape52" draw:style-name="gr21" svg:width="0.9295in" svg:height="0.4894in" svg:x="6.0102in" svg:y="3.846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14" draw:style-name="gr5" draw:text-style-name="P3" svg:x1="0.8819in" svg:y1="4.372in" svg:x2="1.6673in" svg:y2="4.6846in"><text:p/></draw:line><draw:custom-shape text:anchor-type="paragraph" draw:z-index="13" draw:name="Shape17" draw:style-name="gr11" svg:width="0.9378in" svg:height="0.7059in" svg:x="2.2764in" svg:y="2.7937in"><text:p>contract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8" draw:name="Shape15" draw:style-name="gr5" draw:text-style-name="P3" svg:x1="0.2571in" svg:y1="3.035in" svg:x2="-0.2555in" svg:y2="2.4807in"><text:p/></draw:line><draw:line text:anchor-type="paragraph" draw:z-index="49" draw:name="Shape23" draw:style-name="gr5" draw:text-style-name="P3" svg:x1="0.2091in" svg:y1="3.3307in" svg:x2="-0.1598in" svg:y2="4.0114in"><text:p/></draw:line><draw:line text:anchor-type="paragraph" draw:z-index="50" draw:name="Shape24" draw:style-name="gr5" draw:text-style-name="P3" svg:x1="0.7618in" svg:y1="3.0346in" svg:x2="0.7055in" svg:y2="2.4008in"><text:p/></draw:line><draw:custom-shape text:anchor-type="paragraph" draw:z-index="51" draw:name="Shape25" draw:style-name="gr22" svg:width="0.6177in" svg:height="0.5213in" svg:x="-0.6327in" svg:y="2.0626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23" svg:width="0.7697in" svg:height="0.4969in" svg:x="0.4335in" svg:y="1.9665in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24" svg:width="0.6094in" svg:height="0.465in" svg:x="-0.6402in" svg:y="3.6898in"><text:p>phone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5" draw:text-style-name="P3" svg:x1="4.5756in" svg:y1="-0.2051in" svg:x2="4.8563in" svg:y2="-0.2126in"><text:p/></draw:line><draw:line text:anchor-type="paragraph" draw:z-index="55" draw:name="Shape56" draw:style-name="gr5" draw:text-style-name="P3" svg:x1="0.6819in" svg:y1="-0.052in" svg:x2="0.9465in" svg:y2="-0.0283in"><text:p/></draw:line><draw:line text:anchor-type="paragraph" draw:z-index="56" draw:name="Shape57" draw:style-name="gr25" draw:text-style-name="P4" svg:x1="6.1547in" svg:y1="4.1689in" svg:x2="6.5874in" svg:y2="4.1689in"><text:p/></draw:line> <text:s text:c="67"/></text:p>
      <text:p text:style-name="P1"/>
      <text:p text:style-name="P1"><draw:line text:anchor-type="paragraph" draw:z-index="57" draw:name="Shape58" draw:style-name="gr5" draw:text-style-name="P3" svg:x1="0.9508in" svg:y1="0.1677in" svg:x2="2.4209in" svg:y2="0.1543in"><text:p/></draw:line><draw:line text:anchor-type="paragraph" draw:z-index="58" draw:name="Shape59" draw:style-name="gr5" draw:text-style-name="P3" svg:x1="3.1661in" svg:y1="0.1819in" svg:x2="4.2799in" svg:y2="0.1465in"><text:p/></draw:line> <text:s text:c="44"/>n <text:s text:c="41"/>1</text:p>
      <text:p text:style-name="P1"><draw:line text:anchor-type="paragraph" draw:z-index="59" draw:name="Shape60" draw:style-name="gr5" draw:text-style-name="P3" svg:x1="0.9508in" svg:y1="0.0827in" svg:x2="2.861in" svg:y2="0.9661in"><text:p/></draw:line><draw:line text:anchor-type="paragraph" draw:z-index="60" draw:name="Shape61" draw:style-name="gr5" draw:text-style-name="P3" svg:x1="4.8882in" svg:y1="0.0335in" svg:x2="3.4465in" svg:y2="1.0382in"><text:p/></draw:line></text:p>
      <text:p text:style-name="P1"/>
      <text:p text:style-name="P1"/>
      <text:p text:style-name="P2"><draw:custom-shape text:anchor-type="paragraph" draw:z-index="61" draw:name="Shape62" draw:style-name="gr26" svg:width="0.6976in" svg:height="0.7614in" svg:x="2.8134in" svg:y="0.0783in"><text:p>prescrib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 text:c="59"/><text:span text:style-name="T1">n <text:s/></text:span><text:s text:c="24"/><text:span text:style-name="T1">1</text:span></text:p>
      <text:p text:style-name="P1"/>
      <text:p text:style-name="P1"/>
      <text:p text:style-name="P1"/>
      <text:p text:style-name="P1"/>
      <text:p text:style-name="P1"/>
      <text:p text:style-name="P1"><text:s text:c="40"/><text:span text:style-name="T1"><text:s text:c="42"/></text:span></text:p>
      <text:p text:style-name="P1"/>
      <text:p text:style-name="P1"/>
      <text:p text:style-name="P1"/>
      <text:p text:style-name="P1"><text:s text:c="47"/>m <text:s text:c="44"/>1</text:p>
      <text:p text:style-name="P1"><draw:line text:anchor-type="paragraph" draw:z-index="46" draw:name="Shape13" draw:style-name="gr5" draw:text-style-name="P3" svg:x1="0.4972in" svg:y1="0.7291in" svg:x2="0.5937in" svg:y2="0.072in"><text:p/></draw:line></text:p>
      <text:p text:style-name="P1"/>
      <text:p text:style-name="P1"><text:s text:c="10"/>m <text:s text:c="99"/>1 <text:s text:c="9"/></text:p>
      <text:p text:style-name="P1"/>
      <text:p text:style-name="P1"/>
      <text:p text:style-name="P1"/>
      <text:p text:style-name="P1"><text:s text:c="25"/>n <text:s text:c="62"/>m <text:s text:c="6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12:24.182605248</meta:creation-date>
    <dc:date>2018-08-24T16:13:26.560959948</dc:date>
    <meta:editing-duration>PT7M50S</meta:editing-duration>
    <meta:editing-cycles>1</meta:editing-cycles>
    <meta:document-statistic meta:table-count="0" meta:image-count="0" meta:object-count="0" meta:page-count="1" meta:paragraph-count="7" meta:word-count="10" meta:character-count="640" meta:non-whitespace-character-count="10"/>
    <meta:generator>LibreOffice/5.1.6.2$Linux_X86_64 LibreOffice_project/10m0$Build-2</meta:generator>
  </office:meta>
</office:document-meta>
</file>